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Ubuntu" svg:font-family="Ubuntu"/>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395cm" fo:margin-left="0cm" table:align="left" style:writing-mode="lr-tb"/>
    </style:style>
    <style:style style:name="Tabla1.A" style:family="table-column">
      <style:table-column-properties style:column-width="16.395cm"/>
    </style:style>
    <style:style style:name="Tabla1.A1" style:family="table-cell">
      <style:table-cell-properties style:vertical-align="top" fo:padding="0.176cm" fo:border="0.75pt solid #000000"/>
    </style:style>
    <style:style style:name="Tabla2" style:family="table">
      <style:table-properties style:width="16.395cm" fo:margin-left="0cm" table:align="left" style:writing-mode="lr-tb"/>
    </style:style>
    <style:style style:name="Tabla2.A" style:family="table-column">
      <style:table-column-properties style:column-width="16.395cm"/>
    </style:style>
    <style:style style:name="Tabla2.A1" style:family="table-cell">
      <style:table-cell-properties style:vertical-align="top" fo:padding="0.176cm" fo:border="0.75pt solid #000000"/>
    </style:style>
    <style:style style:name="Tabla3" style:family="table">
      <style:table-properties style:width="16.395cm" fo:margin-left="0cm" table:align="left" style:writing-mode="lr-tb"/>
    </style:style>
    <style:style style:name="Tabla3.A" style:family="table-column">
      <style:table-column-properties style:column-width="16.395cm"/>
    </style:style>
    <style:style style:name="Tabla3.A1" style:family="table-cell">
      <style:table-cell-properties style:vertical-align="top" fo:padding="0.176cm" fo:border="0.75pt solid #000000"/>
    </style:style>
    <style:style style:name="Tabla4" style:family="table">
      <style:table-properties style:width="16.395cm" fo:margin-left="0cm" table:align="left" style:writing-mode="lr-tb"/>
    </style:style>
    <style:style style:name="Tabla4.A" style:family="table-column">
      <style:table-column-properties style:column-width="16.395cm"/>
    </style:style>
    <style:style style:name="Tabla4.A1" style:family="table-cell">
      <style:table-cell-properties style:vertical-align="top" fo:padding="0.176cm" fo:border="0.75pt solid #000000"/>
    </style:style>
    <style:style style:name="Tabla5" style:family="table">
      <style:table-properties style:width="16.395cm" fo:margin-left="0cm" table:align="left" style:writing-mode="lr-tb"/>
    </style:style>
    <style:style style:name="Tabla5.A" style:family="table-column">
      <style:table-column-properties style:column-width="16.395cm"/>
    </style:style>
    <style:style style:name="Tabla5.A1" style:family="table-cell">
      <style:table-cell-properties style:vertical-align="top" fo:padding="0.176cm" fo:border="0.75pt solid #000000"/>
    </style:style>
    <style:style style:name="Tabla6" style:family="table">
      <style:table-properties style:width="16.395cm" fo:margin-left="0cm" table:align="left" style:writing-mode="lr-tb"/>
    </style:style>
    <style:style style:name="Tabla6.A" style:family="table-column">
      <style:table-column-properties style:column-width="16.395cm"/>
    </style:style>
    <style:style style:name="Tabla6.A1" style:family="table-cell">
      <style:table-cell-properties style:vertical-align="top" fo:padding="0.176cm" fo:border="0.75pt solid #000000"/>
    </style:style>
    <style:style style:name="Tabla7" style:family="table">
      <style:table-properties style:width="16.395cm" fo:margin-left="0cm" table:align="left" style:writing-mode="lr-tb"/>
    </style:style>
    <style:style style:name="Tabla7.A" style:family="table-column">
      <style:table-column-properties style:column-width="16.395cm"/>
    </style:style>
    <style:style style:name="Tabla7.A1" style:family="table-cell">
      <style:table-cell-properties style:vertical-align="top" fo:padding="0.176cm" fo:border="0.75pt solid #000000"/>
    </style:style>
    <style:style style:name="Tabla8" style:family="table">
      <style:table-properties style:width="16.395cm" fo:margin-left="0cm" table:align="left" style:writing-mode="lr-tb"/>
    </style:style>
    <style:style style:name="Tabla8.A" style:family="table-column">
      <style:table-column-properties style:column-width="16.395cm"/>
    </style:style>
    <style:style style:name="Tabla8.A1" style:family="table-cell">
      <style:table-cell-properties style:vertical-align="top" fo:padding="0.176cm" fo:border="0.75pt solid #000000"/>
    </style:style>
    <style:style style:name="Tabla9" style:family="table">
      <style:table-properties style:width="16.395cm" fo:margin-left="0cm" table:align="left" style:writing-mode="lr-tb"/>
    </style:style>
    <style:style style:name="Tabla9.A" style:family="table-column">
      <style:table-column-properties style:column-width="16.395cm"/>
    </style:style>
    <style:style style:name="Tabla9.A1" style:family="table-cell">
      <style:table-cell-properties style:vertical-align="top" fo:padding="0.176cm" fo:border="0.75pt solid #000000"/>
    </style:style>
    <style:style style:name="Tabla10" style:family="table">
      <style:table-properties style:width="16.395cm" fo:margin-left="0cm" table:align="left" style:writing-mode="lr-tb"/>
    </style:style>
    <style:style style:name="Tabla10.A" style:family="table-column">
      <style:table-column-properties style:column-width="16.395cm"/>
    </style:style>
    <style:style style:name="Tabla10.A1" style:family="table-cell">
      <style:table-cell-properties style:vertical-align="top" fo:padding="0.176cm" fo:border="0.75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00%" fo:break-before="auto" fo:break-after="auto" style:writing-mode="lr-tb"/>
    </style:style>
    <style:style style:name="P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6" style:family="paragraph" style:parent-style-name="Standard">
      <style:paragraph-properties fo:margin-left="0cm" fo:margin-right="0cm" fo:margin-top="0cm" fo:margin-bottom="0cm" style:contextual-spacing="false" fo:line-height="115%" fo:text-align="justify" style:justify-single-word="false" fo:text-indent="0cm" style:auto-text-indent="false" fo:break-before="auto" fo:break-after="auto" style:writing-mode="lr-tb"/>
    </style:style>
    <style:style style:name="P7" style:family="paragraph" style:parent-style-name="Standard">
      <style:paragraph-properties fo:margin-left="0cm" fo:margin-right="0cm" fo:margin-top="0cm" fo:margin-bottom="0cm" style:contextual-spacing="false" fo:line-height="115%" fo:text-align="center"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 style:family="paragraph" style:parent-style-name="Standard">
      <style:paragraph-properties fo:margin-left="1.27cm" fo:margin-right="0cm" fo:margin-top="0cm" fo:margin-bottom="0cm" style:contextual-spacing="false" fo:line-height="115%" fo:text-align="start" style:justify-single-word="false" fo:text-indent="0cm" style:auto-text-indent="false" fo:break-before="auto" fo:break-after="auto" style:writing-mode="lr-tb"/>
    </style:style>
    <style:style style:name="P10" style:family="paragraph" style:parent-style-name="Standard" style:master-page-name="Standard">
      <style:paragraph-properties fo:line-height="115%" fo:text-align="center" style:justify-single-word="false" style:page-number="auto" fo:break-before="auto" fo:break-after="auto" style:writing-mode="lr-tb"/>
    </style:style>
    <style:style style:name="P1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198a8a"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2" style:family="paragraph" style:parent-style-name="Standard" style:list-style-name="LS1">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3" style:family="paragraph" style:parent-style-name="Standard" style:list-style-name="LS2">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4" style:family="paragraph" style:parent-style-name="Standard" style:list-style-name="LS3">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5" style:family="paragraph" style:parent-style-name="Standard" style:list-style-name="LS5">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6" style:family="paragraph" style:parent-style-name="Standard" style:list-style-name="LS6">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7" style:family="paragraph" style:parent-style-name="Standard" style:list-style-name="LS7">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8" style:family="paragraph" style:parent-style-name="Standard" style:list-style-name="LS8">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9" style:family="paragraph" style:parent-style-name="Standard" style:list-style-name="LS9">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0" style:family="paragraph" style:parent-style-name="Standard" style:list-style-name="LS10">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1" style:family="paragraph" style:parent-style-name="Standard" style:list-style-name="LS11">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2" style:family="paragraph" style:parent-style-name="Standard" style:list-style-name="LS12">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3" style:family="paragraph" style:parent-style-name="Standard" style:list-style-name="LS13">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4" style:family="paragraph" style:parent-style-name="Standard" style:list-style-name="LS14">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5" style:family="paragraph" style:parent-style-name="Standard" style:list-style-name="LS15">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26" style:family="paragraph" style:parent-style-name="Standard">
      <style:paragraph-properties fo:margin-left="0cm" fo:margin-right="0cm" fo:margin-top="0cm" fo:margin-bottom="0cm" style:contextual-spacing="false" fo:line-height="115%" fo:text-align="justify" style:justify-single-word="false" fo:text-indent="0cm" style:auto-text-indent="false" fo:break-before="auto" fo:break-after="auto" style:writing-mode="lr-tb"/>
      <style:text-properties officeooo:paragraph-rsid="0047dfb4"/>
    </style:style>
    <style:style style:name="P27" style:family="paragraph" style:parent-style-name="Standard">
      <style:paragraph-properties fo:margin-left="0cm" fo:margin-right="0cm" fo:margin-top="0cm" fo:margin-bottom="0cm" style:contextual-spacing="false" fo:line-height="115%" fo:text-align="justify" style:justify-single-word="false" fo:text-indent="0cm" style:auto-text-indent="false" fo:break-before="auto" fo:break-after="auto" style:writing-mode="lr-tb"/>
      <style:text-properties officeooo:paragraph-rsid="002f38a4"/>
    </style:style>
    <style:style style:name="P28" style:family="paragraph" style:parent-style-name="Standard" style:list-style-name="LS3">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9" style:family="paragraph" style:parent-style-name="Standard">
      <style:paragraph-properties fo:margin-left="0cm" fo:margin-right="0cm" fo:margin-top="0cm" fo:margin-bottom="0cm" style:contextual-spacing="false" fo:line-height="115%" fo:text-align="justify" style:justify-single-word="false" fo:text-indent="0cm" style:auto-text-indent="false" fo:break-before="auto" fo:break-after="auto" style:writing-mode="lr-tb"/>
      <style:text-properties fo:color="#000000" style:text-line-through-style="none" style:text-line-through-typ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3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P3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paragraph-rsid="001ed4bb"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margin-left="0cm" fo:margin-right="0cm" fo:margin-top="0cm" fo:margin-bottom="0cm" style:contextual-spacing="false" fo:line-height="115%" fo:text-align="justify" style:justify-single-word="false" fo:text-indent="0cm" style:auto-text-indent="false" fo:break-before="auto" fo:break-after="auto" style:writing-mode="lr-tb"/>
      <style:text-properties fo:font-style="italic" style:font-style-asian="italic" style:font-style-complex="italic"/>
    </style:style>
    <style:style style:name="P33" style:family="paragraph" style:parent-style-name="Standard" style:list-style-name="LS16">
      <style:paragraph-properties fo:margin-left="0cm" fo:margin-right="0cm" fo:margin-top="0cm" fo:margin-bottom="0cm" style:contextual-spacing="false" fo:line-height="115%" fo:text-align="justify" style:justify-single-word="false" fo:text-indent="0cm" style:auto-text-indent="false" fo:break-before="auto" fo:break-after="auto" style:writing-mode="lr-tb"/>
      <style:text-properties fo:font-style="italic" style:font-style-asian="italic" style:font-style-complex="italic"/>
    </style:style>
    <style:style style:name="P3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font-style="italic" style:font-style-asian="italic" style:font-style-complex="italic"/>
    </style:style>
    <style:style style:name="P35"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36" style:family="paragraph" style:parent-style-name="Standard" style:list-style-name="LS3">
      <style:paragraph-properties fo:margin-left="0cm" fo:margin-right="0cm" fo:margin-top="0cm" fo:margin-bottom="0cm" style:contextual-spacing="false" fo:line-height="115%" fo:text-align="start" style:justify-single-word="false" fo:text-indent="0cm" style:auto-text-indent="false"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37"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fo:color="#000000" style:text-line-through-style="none" style:text-line-through-type="none" style:font-name="Arial" fo:font-size="10pt" fo:font-style="normal" style:text-underline-style="none" fo:font-weight="normal" officeooo:rsid="002b20fe" officeooo:paragraph-rsid="002d2447" style:font-name-asian="Arial" style:font-size-asian="10pt" style:font-style-asian="normal" style:font-weight-asian="normal" style:font-name-complex="Arial" style:font-size-complex="10pt" style:font-style-complex="normal" style:font-weight-complex="normal"/>
    </style:style>
    <style:style style:name="P38"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fo:color="#000000" style:text-line-through-style="none" style:text-line-through-type="none" style:font-name="Arial" fo:font-size="10pt" fo:font-style="normal" style:text-underline-style="none" fo:font-weight="normal" officeooo:rsid="002d2447" officeooo:paragraph-rsid="002d2447" style:font-name-asian="Arial" style:font-size-asian="10pt" style:font-style-asian="normal" style:font-weight-asian="normal" style:font-name-complex="Arial" style:font-size-complex="10pt" style:font-style-complex="normal" style:font-weight-complex="normal"/>
    </style:style>
    <style:style style:name="P39"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fo:color="#000000" style:text-line-through-style="none" style:text-line-through-type="none" style:font-name="Arial" fo:font-size="10pt" fo:font-style="normal" style:text-underline-style="none" fo:font-weight="normal" officeooo:rsid="003c66c0" officeooo:paragraph-rsid="003c66c0" style:font-name-asian="Arial" style:font-size-asian="10pt" style:font-style-asian="normal" style:font-weight-asian="normal" style:font-name-complex="Arial" style:font-size-complex="10pt" style:font-style-complex="normal" style:font-weight-complex="normal"/>
    </style:style>
    <style:style style:name="P40"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fo:color="#000000" style:text-line-through-style="none" style:text-line-through-type="none" style:font-name="Arial" fo:font-size="10pt" fo:font-style="normal" style:text-underline-style="none" fo:font-weight="normal" officeooo:rsid="003ddeea" officeooo:paragraph-rsid="003ddeea" style:font-name-asian="Arial" style:font-size-asian="10pt" style:font-style-asian="normal" style:font-weight-asian="normal" style:font-name-complex="Arial" style:font-size-complex="10pt" style:font-style-complex="normal" style:font-weight-complex="normal"/>
    </style:style>
    <style:style style:name="P41"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fo:color="#000000" style:text-line-through-style="none" style:text-line-through-type="none" style:font-name="Arial" fo:font-size="10pt" fo:font-style="normal" style:text-underline-style="none" fo:font-weight="normal" officeooo:rsid="003fabe6" officeooo:paragraph-rsid="0045f318" style:font-name-asian="Arial" style:font-size-asian="10pt" style:font-style-asian="normal" style:font-weight-asian="normal" style:font-name-complex="Arial" style:font-size-complex="10pt" style:font-style-complex="normal" style:font-weight-complex="normal"/>
    </style:style>
    <style:style style:name="P42"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fo:color="#000000" style:text-line-through-style="none" style:text-line-through-type="none" style:font-name="Arial" fo:font-size="11pt" fo:font-style="normal" style:text-underline-style="none" fo:font-weight="normal" officeooo:paragraph-rsid="001ed4bb" style:font-name-asian="Arial" style:font-size-asian="11pt" style:font-style-asian="normal" style:font-weight-asian="normal" style:font-name-complex="Arial" style:font-size-complex="11pt" style:font-style-complex="normal" style:font-weight-complex="normal"/>
    </style:style>
    <style:style style:name="P43" style:family="paragraph" style:parent-style-name="Standard">
      <style:paragraph-properties fo:margin-left="0cm" fo:margin-right="0cm" fo:margin-top="0cm" fo:margin-bottom="0cm" style:contextual-spacing="false" fo:line-height="115%" fo:text-align="justify" style:justify-single-word="false" fo:text-indent="0cm" style:auto-text-indent="false" style:writing-mode="lr-tb"/>
      <style:text-properties fo:color="#000000" fo:font-style="italic" style:font-style-asian="italic" style:font-style-complex="italic"/>
    </style:style>
    <style:style style:name="P44" style:family="paragraph" style:parent-style-name="Standard">
      <style:paragraph-properties fo:margin-left="0cm" fo:margin-right="0cm" fo:margin-top="0cm" fo:margin-bottom="0cm" style:contextual-spacing="false" fo:line-height="115%" fo:text-align="start" style:justify-single-word="false" fo:text-indent="0cm" style:auto-text-indent="false" style:writing-mode="lr-tb"/>
      <style:text-properties officeooo:rsid="002d2447" officeooo:paragraph-rsid="002d2447"/>
    </style:style>
    <style:style style:name="P4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writing-mode="lr-tb"/>
      <style:text-properties fo:font-style="italic" officeooo:paragraph-rsid="003688fa" style:font-style-asian="italic" style:font-style-complex="italic"/>
    </style:style>
    <style:style style:name="P46" style:family="paragraph" style:parent-style-name="Standard">
      <style:paragraph-properties fo:line-height="100%" fo:break-before="auto" fo:break-after="auto" style:writing-mode="lr-tb"/>
    </style:style>
    <style:style style:name="P47" style:family="paragraph" style:parent-style-name="Text_20_body">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Arial" fo:font-size="10pt" fo:font-style="normal" style:text-underline-style="none" fo:font-weight="normal" officeooo:paragraph-rsid="001ed4bb" style:font-name-asian="Arial" style:font-size-asian="10pt" style:font-style-asian="normal" style:font-weight-asian="normal" style:font-name-complex="Arial" style:font-size-complex="10pt" style:font-style-complex="normal" style:font-weight-complex="normal"/>
    </style:style>
    <style:style style:name="P48" style:family="paragraph" style:parent-style-name="Text_20_body">
      <style:paragraph-properties fo:margin-left="0cm" fo:margin-right="0cm" fo:margin-top="0cm" fo:margin-bottom="0cm" style:contextual-spacing="false" fo:line-height="115%" fo:text-align="start" style:justify-single-word="false" fo:text-indent="0cm" style:auto-text-indent="false" style:writing-mode="lr-tb"/>
      <style:text-properties fo:color="#000000" style:text-line-through-style="none" style:text-line-through-type="none" style:font-name="Arial" fo:font-size="10pt" fo:font-style="normal" style:text-underline-style="none" fo:font-weight="normal" officeooo:paragraph-rsid="001ed4bb" style:font-name-asian="Arial" style:font-size-asian="10pt" style:font-style-asian="normal" style:font-weight-asian="normal" style:font-name-complex="Arial" style:font-size-complex="10pt" style:font-style-complex="normal" style:font-weight-complex="normal"/>
    </style:style>
    <style:style style:name="P49" style:family="paragraph" style:parent-style-name="Text_20_body">
      <style:text-properties fo:color="#000000" style:text-line-through-style="none" style:text-line-through-type="none" style:font-name="Arial" fo:font-size="10pt" fo:font-style="normal" style:text-underline-style="none" fo:font-weight="normal" officeooo:paragraph-rsid="0020c7e3" style:font-name-asian="Arial" style:font-size-asian="10pt" style:font-style-asian="normal" style:font-weight-asian="normal" style:font-name-complex="Arial" style:font-size-complex="10pt" style:font-style-complex="normal" style:font-weight-complex="normal"/>
    </style:style>
    <style:style style:name="P50" style:family="paragraph" style:parent-style-name="Text_20_body">
      <style:text-properties fo:color="#000000" style:text-line-through-style="none" style:text-line-through-type="none" style:font-name="Arial" fo:font-size="10pt" fo:font-style="normal" style:text-underline-style="none" fo:font-weight="normal" officeooo:rsid="0022fea9" officeooo:paragraph-rsid="0022fea9" style:font-name-asian="Arial" style:font-size-asian="10pt" style:font-style-asian="normal" style:font-weight-asian="normal" style:font-name-complex="Arial" style:font-size-complex="10pt" style:font-style-complex="normal" style:font-weight-complex="normal"/>
    </style:style>
    <style:style style:name="P51" style:family="paragraph" style:parent-style-name="Footnote">
      <style:text-properties officeooo:rsid="0020f941" officeooo:paragraph-rsid="0020f941"/>
    </style:style>
    <style:style style:name="P52" style:family="paragraph" style:parent-style-name="Footnote">
      <style:text-properties officeooo:rsid="0024c2f0" officeooo:paragraph-rsid="0024c2f0"/>
    </style:style>
    <style:style style:name="P53" style:family="paragraph" style:parent-style-name="Footnote">
      <style:text-properties officeooo:rsid="00420918" officeooo:paragraph-rsid="00420918"/>
    </style:style>
    <style:style style:name="T1" style:family="text">
      <style:text-properties fo:color="#134f5c" fo:font-size="14pt" fo:font-weight="bold" style:font-size-asian="14pt" style:font-weight-asian="bold" style:font-size-complex="14pt" style:font-weight-complex="bold"/>
    </style:style>
    <style:style style:name="T2" style:family="text">
      <style:text-properties fo:color="#198a8a"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198a8a"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color="#000000" style:text-line-through-style="none" style:text-line-through-type="none" style:font-name="Arial" fo:font-size="10pt" fo:font-style="normal" style:text-underline-style="none" fo:font-weight="normal" officeooo:rsid="0011b2f4"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color="#000000" style:text-line-through-style="none" style:text-line-through-type="none" style:font-name="Arial" fo:font-size="10pt" fo:font-style="normal" style:text-underline-style="none" fo:font-weight="normal" officeooo:rsid="002b20fe"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color="#000000" style:text-line-through-style="none" style:text-line-through-type="none" style:font-name="Arial" fo:font-size="10pt" fo:font-style="normal" style:text-underline-style="none" fo:font-weight="normal" officeooo:rsid="003995e1"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color="#000000" style:text-line-through-style="none" style:text-line-through-type="none" style:font-name="Arial" fo:font-size="10pt" fo:font-style="normal" style:text-underline-style="none" fo:font-weight="normal" officeooo:rsid="004789a9" style:font-name-asian="Arial" style:font-size-asian="10pt" style:font-style-asian="normal" style:font-weight-asian="normal" style:font-name-complex="Arial" style:font-size-complex="10pt" style:font-style-complex="normal" style:font-weight-complex="normal"/>
    </style:style>
    <style:style style:name="T9" style:family="text">
      <style:text-properties fo:color="#000000" style:text-line-through-style="none" style:text-line-through-type="none" style:font-name="Arial" fo:font-size="10pt" fo:font-style="normal" style:text-underline-style="none" fo:font-weight="normal" officeooo:rsid="0047dfb4"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color="#000000" style:text-line-through-style="none" style:text-line-through-type="none" style:font-name="Arial" fo:font-size="10pt" fo:font-style="normal" style:text-underline-style="none" fo:font-weight="normal" officeooo:rsid="004ae5e7" style:font-name-asian="Arial" style:font-size-asian="10pt" style:font-style-asian="normal" style:font-weight-asian="normal" style:font-name-complex="Arial" style:font-size-complex="10pt" style:font-style-complex="normal" style:font-weight-complex="normal"/>
    </style:style>
    <style:style style:name="T11" style:family="text">
      <style:text-properties fo:color="#000000" style:text-line-through-style="none" style:text-line-through-type="none" style:font-name="Arial" fo:font-size="10pt" fo:font-style="normal" style:text-underline-style="none" fo:font-weight="normal" officeooo:rsid="004c2b24" style:font-name-asian="Arial" style:font-size-asian="10pt" style:font-style-asian="normal" style:font-weight-asian="normal" style:font-name-complex="Arial" style:font-size-complex="10pt" style:font-style-complex="normal" style:font-weight-complex="normal"/>
    </style:style>
    <style:style style:name="T12" style:family="text">
      <style:text-properties fo:color="#000000" style:text-line-through-style="none" style:text-line-through-type="none" style:font-name="Arial" fo:font-size="10pt" fo:font-style="normal" style:text-underline-style="none" fo:font-weight="normal" officeooo:rsid="004de629" style:font-name-asian="Arial" style:font-size-asian="10pt" style:font-style-asian="normal" style:font-weight-asian="normal" style:font-name-complex="Arial" style:font-size-complex="10pt" style:font-style-complex="normal" style:font-weight-complex="normal"/>
    </style:style>
    <style:style style:name="T13" style:family="text">
      <style:text-properties fo:color="#000000" style:text-line-through-style="none" style:text-line-through-type="none" style:font-name="Arial" fo:font-size="10pt" fo:font-style="normal" style:text-underline-style="none" fo:font-weight="normal" officeooo:rsid="0051b987" style:font-name-asian="Arial" style:font-size-asian="10pt" style:font-style-asian="normal" style:font-weight-asian="normal" style:font-name-complex="Arial" style:font-size-complex="10pt" style:font-style-complex="normal" style:font-weight-complex="normal"/>
    </style:style>
    <style:style style:name="T14" style:family="text">
      <style:text-properties fo:color="#000000" style:text-line-through-style="none" style:text-line-through-type="none" style:font-name="Arial" fo:font-size="10pt" fo:font-style="normal" style:text-underline-style="none" fo:font-weight="normal" officeooo:rsid="0054c4c3" style:font-name-asian="Arial" style:font-size-asian="10pt" style:font-style-asian="normal" style:font-weight-asian="normal" style:font-name-complex="Arial" style:font-size-complex="10pt" style:font-style-complex="normal" style:font-weight-complex="normal"/>
    </style:style>
    <style:style style:name="T15" style:family="text">
      <style:text-properties fo:color="#000000" style:text-line-through-style="none" style:text-line-through-type="none" style:font-name="Arial" fo:font-size="10pt" fo:font-style="normal" style:text-underline-style="none" fo:font-weight="normal" officeooo:rsid="00552fc7" style:font-name-asian="Arial" style:font-size-asian="10pt" style:font-style-asian="normal" style:font-weight-asian="normal" style:font-name-complex="Arial" style:font-size-complex="10pt" style:font-style-complex="normal" style:font-weight-complex="normal"/>
    </style:style>
    <style:style style:name="T16" style:family="text">
      <style:text-properties fo:color="#000000" style:text-line-through-style="none" style:text-line-through-type="none" style:font-name="Arial" fo:font-size="10pt" fo:font-style="normal" style:text-underline-style="none" fo:font-weight="normal" officeooo:rsid="0055b059" style:font-name-asian="Arial" style:font-size-asian="10pt" style:font-style-asian="normal" style:font-weight-asian="normal" style:font-name-complex="Arial" style:font-size-complex="10pt" style:font-style-complex="normal" style:font-weight-complex="normal"/>
    </style:style>
    <style:style style:name="T17" style:family="text">
      <style:text-properties fo:color="#000000" style:text-line-through-style="none" style:text-line-through-type="none" style:font-name="Arial" fo:font-size="10pt" fo:font-style="normal" style:text-underline-style="none" fo:font-weight="normal" officeooo:rsid="002f38a4" style:font-name-asian="Arial" style:font-size-asian="10pt" style:font-style-asian="normal" style:font-weight-asian="normal" style:font-name-complex="Arial" style:font-size-complex="10pt" style:font-style-complex="normal" style:font-weight-complex="normal"/>
    </style:style>
    <style:style style:name="T18" style:family="text">
      <style:text-properties fo:color="#000000" style:text-line-through-style="none" style:text-line-through-type="none" style:font-name="Arial" fo:font-size="10pt" fo:font-style="normal" style:text-underline-style="none" fo:font-weight="normal" officeooo:rsid="00311ad7" style:font-name-asian="Arial" style:font-size-asian="10pt" style:font-style-asian="normal" style:font-weight-asian="normal" style:font-name-complex="Arial" style:font-size-complex="10pt" style:font-style-complex="normal" style:font-weight-complex="normal"/>
    </style:style>
    <style:style style:name="T19" style:family="text">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20" style:family="text">
      <style:text-properties fo:color="#000000" style:text-line-through-style="none" style:text-line-through-type="none" style:font-name="Arial" fo:font-size="10pt" fo:font-style="italic" style:text-underline-style="none" fo:font-weight="normal" style:font-name-asian="Arial" style:font-size-asian="10pt" style:font-style-asian="italic" style:font-weight-asian="normal" style:font-name-complex="Arial" style:font-size-complex="10pt" style:font-style-complex="italic" style:font-weight-complex="normal"/>
    </style:style>
    <style:style style:name="T21" style:family="text">
      <style:text-properties fo:color="#000000" style:text-line-through-style="none" style:text-line-through-type="none" style:font-name="Arial" fo:font-size="10pt" style:text-underline-style="none" fo:font-weight="normal" style:font-name-asian="Arial" style:font-size-asian="10pt" style:font-weight-asian="normal" style:font-name-complex="Arial" style:font-size-complex="10pt" style:font-weight-complex="normal"/>
    </style:style>
    <style:style style:name="T22" style:family="text">
      <style:text-properties fo:color="#000000" style:text-line-through-style="none" style:text-line-through-type="none" style:font-name="Arial" fo:font-size="10pt" style:text-underline-style="none" fo:font-weight="normal" officeooo:rsid="003688fa" style:font-name-asian="Arial" style:font-size-asian="10pt" style:font-weight-asian="normal" style:font-name-complex="Arial" style:font-size-complex="10pt" style:font-weight-complex="normal"/>
    </style:style>
    <style:style style:name="T23"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4" style:family="text">
      <style:text-properties fo:color="#000000" style:text-line-through-style="none" style:text-line-through-type="none" style:font-name="Ubuntu" fo:font-size="10pt" fo:font-style="normal" style:text-underline-style="none" fo:font-weight="normal" officeooo:rsid="0054c4c3" style:font-name-asian="Arial" style:font-size-asian="10pt" style:font-style-asian="normal" style:font-weight-asian="normal" style:font-name-complex="Arial" style:font-size-complex="10pt" style:font-style-complex="normal" style:font-weight-complex="normal"/>
    </style:style>
    <style:style style:name="T25" style:family="text">
      <style:text-properties fo:font-size="10pt" style:font-size-asian="10pt" style:font-size-complex="10pt"/>
    </style:style>
    <style:style style:name="T26" style:family="text">
      <style:text-properties fo:font-size="10pt" officeooo:rsid="0011b2f4" style:font-size-asian="10pt" style:font-size-complex="10pt"/>
    </style:style>
    <style:style style:name="T27" style:family="text">
      <style:text-properties fo:font-size="10pt" officeooo:rsid="00125a47" style:font-size-asian="10pt" style:font-size-complex="10pt"/>
    </style:style>
    <style:style style:name="T28" style:family="text">
      <style:text-properties fo:font-size="10pt" officeooo:rsid="0012a7cf" style:font-size-asian="10pt" style:font-size-complex="10pt"/>
    </style:style>
    <style:style style:name="T29" style:family="text">
      <style:text-properties fo:font-size="10pt" officeooo:rsid="0013e019" style:font-size-asian="10pt" style:font-size-complex="10pt"/>
    </style:style>
    <style:style style:name="T30" style:family="text">
      <style:text-properties fo:font-size="10pt" officeooo:rsid="0015766e" style:font-size-asian="10pt" style:font-size-complex="10pt"/>
    </style:style>
    <style:style style:name="T31" style:family="text">
      <style:text-properties fo:font-size="10pt" officeooo:rsid="0015b3c6" style:font-size-asian="10pt" style:font-size-complex="10pt"/>
    </style:style>
    <style:style style:name="T32" style:family="text">
      <style:text-properties fo:font-size="10pt" officeooo:rsid="001ed4bb" style:font-size-asian="10pt" style:font-size-complex="10pt"/>
    </style:style>
    <style:style style:name="T33" style:family="text">
      <style:text-properties fo:font-size="10pt" officeooo:rsid="0020c7e3" style:font-size-asian="10pt" style:font-size-complex="10pt"/>
    </style:style>
    <style:style style:name="T34" style:family="text">
      <style:text-properties fo:font-size="10pt" officeooo:rsid="0020f941" style:font-size-asian="10pt" style:font-size-complex="10pt"/>
    </style:style>
    <style:style style:name="T35" style:family="text">
      <style:text-properties fo:font-size="10pt" officeooo:rsid="0022eea7" style:font-size-asian="10pt" style:font-size-complex="10pt"/>
    </style:style>
    <style:style style:name="T36" style:family="text">
      <style:text-properties fo:color="#ff3333"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7" style:family="text">
      <style:text-properties fo:color="#1155cc" style:text-line-through-style="none" style:text-line-through-type="none" style:font-name="Arial" fo:font-size="10pt"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38" style:family="text">
      <style:text-properties officeooo:rsid="0015b3c6"/>
    </style:style>
    <style:style style:name="T39" style:family="text">
      <style:text-properties officeooo:rsid="001e4dee"/>
    </style:style>
    <style:style style:name="T40" style:family="text">
      <style:text-properties officeooo:rsid="0020f941"/>
    </style:style>
    <style:style style:name="T41" style:family="text">
      <style:text-properties officeooo:rsid="00231053"/>
    </style:style>
    <style:style style:name="T42" style:family="text">
      <style:text-properties officeooo:rsid="0025eff1"/>
    </style:style>
    <style:style style:name="T43" style:family="text">
      <style:text-properties officeooo:rsid="0029ae53"/>
    </style:style>
    <style:style style:name="T44" style:family="text">
      <style:text-properties officeooo:rsid="002bc495"/>
    </style:style>
    <style:style style:name="T45" style:family="text">
      <style:text-properties officeooo:rsid="00311ad7"/>
    </style:style>
    <style:style style:name="T46" style:family="text">
      <style:text-properties style:text-line-through-style="none" style:text-line-through-type="none" style:font-name="Arial" fo:font-size="10pt" style:text-underline-style="none" fo:font-weight="normal" style:font-name-asian="Arial" style:font-size-asian="10pt" style:font-weight-asian="normal" style:font-name-complex="Arial" style:font-size-complex="10pt" style:font-weight-complex="normal"/>
    </style:style>
    <style:style style:name="T47" style:family="text">
      <style:text-properties style:text-line-through-style="none" style:text-line-through-type="none" style:font-name="Arial" fo:font-size="10pt" style:text-underline-style="none" fo:font-weight="bold" style:font-name-asian="Arial" style:font-size-asian="10pt" style:font-weight-asian="bold" style:font-name-complex="Arial" style:font-size-complex="10pt" style:font-weight-complex="bold"/>
    </style:style>
    <style:style style:name="T48" style:family="text">
      <style:text-properties officeooo:rsid="003ddeea"/>
    </style:style>
    <style:style style:name="T49" style:family="text">
      <style:text-properties officeooo:rsid="003ee2cc"/>
    </style:style>
    <style:style style:name="T50" style:family="text">
      <style:text-properties officeooo:rsid="003fabe6"/>
    </style:style>
    <style:style style:name="T51" style:family="text">
      <style:text-properties officeooo:rsid="00418231"/>
    </style:style>
    <style:style style:name="T52" style:family="text">
      <style:text-properties officeooo:rsid="00420918"/>
    </style:style>
    <style:style style:name="T53" style:family="text">
      <style:text-properties officeooo:rsid="004456f3"/>
    </style:style>
    <style:style style:name="T54" style:family="text">
      <style:text-properties officeooo:rsid="0045f3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GRUPO DE EXPERIMENTACIÓN AUTÓNOMA</text:span></text:p>
      <text:p text:style-name="P2"><text:span text:style-name="T1">PROPUESTA DE PROYECTO</text:span></text:p>
      <text:p text:style-name="P3"/>
      <table:table table:name="Tabla1" table:style-name="Tabla1">
        <table:table-column table:style-name="Tabla1.A"/>
        <table:table-row>
          <table:table-cell table:style-name="Tabla1.A1" office:value-type="string">
            <text:p text:style-name="P11">TÍTULO</text:p>
          </table:table-cell>
        </table:table-row>
        <table:table-row>
          <table:table-cell table:style-name="Tabla1.A1" office:value-type="string">
            <text:p text:style-name="P5"><text:span text:style-name="T4">Control y monitorización de un tanque de olas en tiempo real</text:span><text:span text:style-name="T23"><text:tab/><text:tab/></text:span></text:p>
          </table:table-cell>
        </table:table-row>
      </table:table>
      <text:p text:style-name="P1"/>
      <table:table table:name="Tabla2" table:style-name="Tabla2">
        <table:table-column table:style-name="Tabla2.A"/>
        <table:table-row>
          <table:table-cell table:style-name="Tabla2.A1" office:value-type="string">
            <text:p text:style-name="P6"><text:span text:style-name="T2">DATOS DE LAS PERSONAS IMPLICADAS EN EL PROYECTO</text:span></text:p>
          </table:table-cell>
        </table:table-row>
        <table:table-row>
          <table:table-cell table:style-name="Tabla2.A1" office:value-type="string">
            <text:list xml:id="list447707648101538121" text:style-name="LS1">
              <text:list-item>
                <text:p text:style-name="P12"><text:span text:style-name="T19">Dinamizan</text:span><text:span text:style-name="T4">:</text:span></text:p>
              </text:list-item>
            </text:list>
            <text:list xml:id="list6663544927464746471" text:style-name="LS2">
              <text:list-item>
                <text:list>
                  <text:list-item>
                    <text:p text:style-name="P13"><text:span text:style-name="T4">Leire Maiztegi | lmaiztegi001</text:span></text:p>
                  </text:list-item>
                  <text:list-item>
                    <text:p text:style-name="P13"><text:span text:style-name="T4">Joseba Sainz de Murieta | joseba.sainzdemurieta | 4356</text:span></text:p>
                  </text:list-item>
                </text:list>
              </text:list-item>
              <text:list-item>
                <text:p text:style-name="P13"><text:span text:style-name="T19">Amadrina</text:span><text:span text:style-name="T4">:</text:span></text:p>
                <text:list>
                  <text:list-item>
                    <text:p text:style-name="P13"><text:span text:style-name="T4">Unai Martinez | umartinez012</text:span></text:p>
                  </text:list-item>
                </text:list>
              </text:list-item>
              <text:list-item>
                <text:p text:style-name="P13"><text:span text:style-name="T19">Colaboran</text:span><text:span text:style-name="T4">:</text:span></text:p>
                <text:list>
                  <text:list-item>
                    <text:p text:style-name="P13"><text:span text:style-name="T4">Iñigo Albaina | i.albaina | 4393</text:span></text:p>
                  </text:list-item>
                </text:list>
              </text:list-item>
            </text:list>
            <text:p text:style-name="P8"/>
          </table:table-cell>
        </table:table-row>
      </table:table>
      <text:p text:style-name="P1"/>
      <table:table table:name="Tabla3" table:style-name="Tabla3">
        <table:table-column table:style-name="Tabla3.A"/>
        <table:table-row>
          <table:table-cell table:style-name="Tabla3.A1" office:value-type="string">
            <text:p text:style-name="P5"><text:span text:style-name="T2">DESCRIPCIÓN </text:span><text:span text:style-name="T3">(máx. 40 líneas)</text:span></text:p>
          </table:table-cell>
        </table:table-row>
        <table:table-row>
          <table:table-cell table:style-name="Tabla3.A1" office:value-type="string">
            <text:p text:style-name="P5"><text:span text:style-name="T4">En el laboratorio de Ingeniería Nuclear y Mecánica de Fluidos de la Escuela se dispone de un tanque para la generación de olas y el estudio de las técnicas asociadas a las mismas (modelización de las mismas y </text:span><text:span text:style-name="T5">ensayo de lo</text:span><text:span text:style-name="T6">s diferentes</text:span><text:span text:style-name="T5"> prototipos de </text:span><text:span text:style-name="T4">aprovechamiento de la energía undimotriz).</text:span></text:p>
            <text:p text:style-name="P8"/>
            <text:p text:style-name="P5"><text:span text:style-name="T4">Breve descripción del proyecto.</text:span></text:p>
            <text:p text:style-name="P8"/>
            <text:list xml:id="list8914578828286464727" text:style-name="LS3">
              <text:list-item>
                <text:p text:style-name="P28">Objetivos</text:p>
              </text:list-item>
            </text:list>
            <text:p text:style-name="P37">Desarrollar un proyecto relacionado con la Mecánica de Fluidos, <text:span text:style-name="T44">ampliando los conocimientos de la misma. Elaborar un estudio computacional del comportamiento del prototipo teniendo en cuenta las condiciones que se disponen en el laboratorio para validarlo mediante un ensayo.</text:span> </text:p>
            <text:p text:style-name="P35"/>
            <text:list xml:id="list225942304577347" text:continue-numbering="true" text:style-name="LS3">
              <text:list-item>
                <text:p text:style-name="P28">Metodología</text:p>
              </text:list-item>
            </text:list>
            <text:p text:style-name="P39"><text:span text:style-name="T51">Tomando como referencia una presentación de Tecnalia sobre la situación y futuro de las energías de las olas, donde se hace mención a la metodología a seguir </text:span>para el desarrollo de convertidor<text:span text:style-name="T52">es</text:span><text:span text:style-name="T52"><text:note text:id="ftn24" text:note-class="footnote"><text:note-citation>1</text:note-citation><text:note-body><text:p text:style-name="P53"><text:a xlink:type="simple" xlink:href="http://www.udc.gal/iuem/documentos/doc_xornadas/anaeco/APROVEITAMENTODAENERXIADASOLAS.pdf">http://www.udc.gal/iuem/documentos/doc_xornadas/anaeco/APROVEITAMENTODAENERXIADASOLAS.pdf</text:a></text:p><text:p text:style-name="P53"/></text:note-body></text:note></text:span><text:span text:style-name="T52">, y adaptándolo al trabajo que se pretende realizar, queda de la siguiente manera</text:span>:</text:p>
            <text:p text:style-name="P39">Fase 1→<text:span text:style-name="T48">Modelo de Validación. Obtener las características funcionales, así como un modelo matemático representativo. De modo que se pueda validar mediante un cálculo computacional y un ensayo experimental.</text:span></text:p>
            <text:p text:style-name="P40">Fase 2→Modelo de <text:span text:style-name="T50">D</text:span>iseño. Esta fase servirá para verificar la dinámica del captador, las prestaciones que puede dar, su <text:span text:style-name="T52">geometría</text:span>, la respuesta ante diferentes tipos de olas, los esfuerzos máximos, <text:span text:style-name="T49">el control del sistema,...</text:span> </text:p>
            <text:p text:style-name="P41">Fase 3 → Modelo de Proceso. <text:span text:style-name="T53">Reunidos los datos del modelo y del dominio, se procede al análisis computacional. Permitiendo obtener los valores de presiones y velocidades de los flujos.</text:span></text:p>
            <text:p text:style-name="P41"><text:soft-page-break/><text:span text:style-name="T54">Fase 4→Prototipo. Disponiéndose del control del tanque de olas, se procede a la fabricación del modelo que valide a escala todo el conjunto.</text:span></text:p>
            <text:p text:style-name="P41"/>
            <text:list xml:id="list225941809034644" text:continue-numbering="true" text:style-name="LS3">
              <text:list-item>
                <text:p text:style-name="P14"><text:span text:style-name="T4">Actividades previstas</text:span></text:p>
              </text:list-item>
            </text:list>
            <text:p text:style-name="P44"><text:span text:style-name="T4">Análisis de la información disponible alrededor de el campo de las energías provenientes del mar. Obtención del modelo a introducir en el programa, y comprobación de resultados obtenidos.</text:span></text:p>
            <text:p text:style-name="P44"><text:span text:style-name="T4">Elaboración de un prototipo para experimentar lo que ocurre a una escala determinada. </text:span></text:p>
            <text:list xml:id="list225942183965481" text:continue-numbering="true" text:style-name="LS3">
              <text:list-header>
                <text:p text:style-name="P28"/>
              </text:list-header>
              <text:list-item>
                <text:p text:style-name="P36">Duración</text:p>
              </text:list-item>
            </text:list>
            <text:p text:style-name="P38">Las simulaciones se prevén que sean costosas con lo que se estiman al rededor de tres meses de pruebas. Para el ensayo en principio contando con una semana de plazo para recopilar el material necesario, en un par más se confía en que sea suficiente. Así mismo, y ya que el proyecto requiere de demás documentos que completen los fundamentos y explicaciones, se necesitarán uno o dos meses más para finalizarlo. </text:p>
          </table:table-cell>
        </table:table-row>
      </table:table>
      <text:p text:style-name="P1"/>
      <table:table table:name="Tabla4" table:style-name="Tabla4">
        <table:table-column table:style-name="Tabla4.A"/>
        <table:table-row>
          <table:table-cell table:style-name="Tabla4.A1" office:value-type="string">
            <text:p text:style-name="P5"><text:span text:style-name="T2">CONTEXTO, <text:tab/>ANTECEDENTES Y JUSTIFICACIÓN </text:span><text:span text:style-name="T3">(máx. 50 líneas)</text:span></text:p>
          </table:table-cell>
        </table:table-row>
        <table:table-row>
          <table:table-cell table:style-name="Tabla4.A1" office:value-type="string">
            <text:p text:style-name="P31"><text:span text:style-name="T26">La idea surgió </text:span><text:span text:style-name="T27">del interés del alumno por explorar la energ</text:span><text:span text:style-name="T34">í</text:span><text:span text:style-name="T27">a del mar,</text:span><text:span text:style-name="T32"> fuente de aprovechamiento inagotable y que cuenta con un desarrollo notable sobre todo en Escocia</text:span><text:span text:style-name="T28">. A</text:span><text:span text:style-name="T33">sí mismo,</text:span><text:span text:style-name="T28"> </text:span><text:span text:style-name="T33">como</text:span><text:span text:style-name="T28"> en el laboratorio </text:span><text:span text:style-name="T29">se dispon</text:span><text:span text:style-name="T33">e</text:span><text:span text:style-name="T29"> del montaje de un tanque para la producción de oleaje, </text:span><text:span text:style-name="T30">se propuso experimentar un modelo en particular, </text:span><text:span text:style-name="T31">adecuado para las zonas cercanas a la costa </text:span><text:span text:style-name="T33">del País Vasco</text:span><text:span text:style-name="T31"> y </text:span><text:span text:style-name="T35">también</text:span><text:span text:style-name="T31"> para el ensayo.</text:span></text:p>
            <text:p text:style-name="P42"><text:span text:style-name="T31"/></text:p>
            <text:p text:style-name="P47"><text:span text:style-name="T38">La tecnología a utilizar se denomina columna de agua oscilante (OWC, Oscilating Water Column), actualmente considerada la más madura para el aprovechamiento energético de las olas</text:span><text:span text:style-name="T38"><text:note text:id="ftn0" text:note-class="footnote"><text:note-citation>2</text:note-citation><text:note-body><text:p text:style-name="P51"><text:a xlink:type="simple" xlink:href="http://www.caminospaisvasco.com/Profesion/Obras/central-oleaje-mutriku/central-oleaje">http://www.caminospaisvasco.com/Profesion/Obras/central-oleaje-mutriku/central-oleaje</text:a></text:p></text:note-body></text:note></text:span><text:span text:style-name="T38">. Además, nuestro país ya cuenta con este tipo de instalación desde</text:span> <text:span text:style-name="T40"><text:s/>julio del 2011 </text:span>e<text:span text:style-name="T40">n</text:span> Mutriku, s<text:span text:style-name="T40">iendo</text:span> la primera del mundo con configuración de más de una turbina. La empresa encargada de desarrollar esta tecnología <text:span text:style-name="T40">fue</text:span> la escocesa Wavegen.</text:p>
            <text:p text:style-name="P48"/>
            <text:p text:style-name="P50">Junto con esto, existen numerosos pr<text:span text:style-name="T41">oyectos de universitarios e investigadores que servirán de inspiración y de aprendizaje en la materia, como por ejemplo el trabajo por dos alumnos de la Universidad de Wisconsin Madison</text:span><text:span text:style-name="T41"><text:note text:id="ftn23" text:note-class="footnote"><text:note-citation>3</text:note-citation><text:note-body><text:p text:style-name="P52"><text:a xlink:type="simple" xlink:href="http://owcwaveenergy.weebly.com/">http://owcwaveenergy.weebly.com</text:a></text:p></text:note-body></text:note></text:span><text:span text:style-name="T41">. </text:span></text:p>
            <text:p text:style-name="P49"><text:span text:style-name="T42">La importancia de este proyecto recae en la necesidad de generar suministro eléctrico evitando contaminar el medio ambiente, queriendo ser parte del fomento de nuevas tecnologías capaces de crear empleo y aumentar el bienestar de las personas. No obstante, como está aún en desarrollo, lo que se pretende es despertar el interés entre el alumnado, elaborando un prototipo y unas pautas a seguir para validar las simulaciones mediante un caso real. Dando así cabida a ejemplos más atractivos para la asignatura de Mecánica de Fluidos o CFD. </text:span></text:p>
            <text:p text:style-name="P49">El <text:span text:style-name="Strong_20_Emphasis">funcionamiento</text:span> de una instalación OWC para el aprovechamiento de las olas es sencillo y <text:span text:style-name="T43">como se a citado anteriormente, </text:span>totalmente inocuo para el entorno. Cuando la ola llega, <text:span text:style-name="T39">e</text:span>l <text:span text:style-name="T39">nivel</text:span> de agua asciende por el interior de las cámaras, comprimiendo el aire que hay en el interior y expulsándolo a través de una pequeña apertura superior. Esto hace que el aire comprimido salga a gran velocidad, provocando el giro de las turbinas. Cuando <text:span text:style-name="T39">el nivel</text:span> de agua desciende, crea un vacío en el interior de la cámara succionando aire a través de la apertura superior, impulsando nuevamente las turbinas. El <text:soft-page-break/>diseño de <text:span text:style-name="T43">las mismas</text:span> hace que giren en el mismo sentido independientemente de l<text:span text:style-name="T39">a dirección del</text:span> aire. Por tanto, es el propio aire comprimido el que acciona las turbinas, y no directamente el agua del mar. Los generadores eléctricos conectados a las turbinas, producirán la energía eléctrica. </text:p>
            <text:p text:style-name="P35"/>
            <text:p text:style-name="P5"><text:span text:style-name="T4">Se dispone de:</text:span></text:p>
            <text:p text:style-name="P8"/>
            <text:list xml:id="list3270771332465071978" text:style-name="LS5">
              <text:list-item>
                <text:p text:style-name="P15"><text:span text:style-name="T4">Un motor de corriente continua con su correspondiente etapa de potencia <text:s/>(driver) para mover la pala. Dispone de una consigna de entrada con módulo </text:span><text:span text:style-name="T24">±</text:span><text:span text:style-name="T14">2,5V </text:span><text:span text:style-name="T4">y un offset de </text:span><text:span text:style-name="T14">5V</text:span><text:span text:style-name="T4">. Se desconocen el modelo de motor y las características y topología del driver.</text:span></text:p>
              </text:list-item>
            </text:list>
            <text:list xml:id="list4936400301524510638" text:style-name="LS6">
              <text:list-item>
                <text:p text:style-name="P16"><text:span text:style-name="T4">Tarjeta de adquisición por USB basada en microcontrolador (Labjack U3</text:span><text:note text:id="ftn1" text:note-class="footnote"><text:note-citation>4</text:note-citation><text:note-body><text:p text:style-name="P4"><text:span text:style-name="T25"><text:s text:c="5"/></text:span><text:a xlink:type="simple" xlink:href="http://labjack.com/u3"><text:span text:style-name="T25">http://labjack.com/u3</text:span></text:a></text:p></text:note-body></text:note><text:span text:style-name="T4">), de la que se utilizan tres entradas analógicas de rango </text:span><text:span text:style-name="T14">0 – 2,36V</text:span><text:span text:style-name="T4"> y una salida de rango </text:span><text:span text:style-name="T14">0 – 5V</text:span><text:span text:style-name="T4">.</text:span></text:p>
              </text:list-item>
              <text:list-item>
                <text:p text:style-name="P16"><text:span text:style-name="T4">Sensor <text:tab/>resistivo lineal de posición de </text:span><text:span text:style-name="T36">XXcm y XKXX</text:span><text:span text:style-name="T4">, con un divisor de tensión pasivo (</text:span><text:span text:style-name="T36">XKXX/XKXX</text:span><text:span text:style-name="T4">) para adaptar la salida al rango de entrada de la tarjeta.</text:span></text:p>
              </text:list-item>
              <text:list-item>
                <text:p text:style-name="P16"><text:span text:style-name="T4">Dos sensores de distancia ultrasónicos con un rango de medida de </text:span><text:span text:style-name="T36">XXX-XXXmm</text:span><text:span text:style-name="T4"> y salida de rango, adaptadas a la entrada de la tarjeta con conversores pasivos (</text:span><text:span text:style-name="T36">XKXX/</text:span><text:span text:style-name="T4">).</text:span></text:p>
              </text:list-item>
            </text:list>
            <text:p text:style-name="P8"/>
            <text:p text:style-name="P5"><text:span text:style-name="T4">Los requisitos del cliente son:</text:span></text:p>
            <text:p text:style-name="P8"/>
            <text:list xml:id="list7429848772262250084" text:style-name="LS7">
              <text:list-item>
                <text:p text:style-name="P17"><text:span text:style-name="T4">Disponer de diferentes trayectorias para generar varios tipos de ola caracterizadas por su amplitud, longitud de onda, periodo.</text:span></text:p>
              </text:list-item>
              <text:list-item>
                <text:p text:style-name="P17"><text:span text:style-name="T4">Poder monitorizar y registrar los tres sensores para el análisis posterior de los datos de experimentación.</text:span></text:p>
              </text:list-item>
              <text:list-item>
                <text:p text:style-name="P17"><text:span text:style-name="T4">Poder guardar y cargar configuraciones definidas por el usuario para reproducir experimentos con la misma ola..</text:span></text:p>
              </text:list-item>
              <text:list-item>
                <text:p text:style-name="P17"><text:span text:style-name="T4">Disponer de una interfaz gráfica (GUI) para interactuar con el sistema y abstraer al usuario del sistema de control.</text:span></text:p>
              </text:list-item>
            </text:list>
            <text:p text:style-name="P8"/>
            <text:p text:style-name="P5"><text:span text:style-name="T4">Sin un estudio previo de las características dinámicas del sistema, a mediados de abril de 2014 se diseña una aplicación básica en Labview (National Instruments) con las siguientes características:</text:span></text:p>
            <text:p text:style-name="P8"/>
            <text:list xml:id="list1393340066861335422" text:style-name="LS8">
              <text:list-item>
                <text:p text:style-name="P18"><text:span text:style-name="T4">Selección de diferentes tipos de trayectoria (forma senoidal/cuadrada/triangular, amplitud <text:s/>y </text:span><text:span text:style-name="T15">0 – 10cm </text:span><text:span text:style-name="T4">frecuencia </text:span><text:span text:style-name="T15">0 – 10Hz</text:span><text:span text:style-name="T4">).</text:span></text:p>
              </text:list-item>
              <text:list-item>
                <text:p text:style-name="P18"><text:span text:style-name="T4">Controlador PID para reducir el error entre la referencia y la posición leída por el canal analógico </text:span><text:span text:style-name="T36">X</text:span><text:span text:style-name="T4">, que actúa en el driver mediante la DAC </text:span><text:span text:style-name="T36">X</text:span><text:span text:style-name="T4">.</text:span></text:p>
              </text:list-item>
              <text:list-item>
                <text:p text:style-name="P18"><text:span text:style-name="T4">Monitorización de las variables de consigna, posición y salida de control por un lado, y de los sensores de distancia por otro.</text:span></text:p>
              </text:list-item>
            </text:list>
            <text:p text:style-name="P8"/>
            <text:p text:style-name="P5"><text:span text:style-name="T4">Antes de proceder al control en lazo cerrado, se ejecutan el panel de test</text:span><text:note text:id="ftn2" text:note-class="footnote"><text:note-citation>5</text:note-citation><text:note-body><text:p text:style-name="P4"><text:span text:style-name="T25"><text:s text:c="5"/></text:span><text:a xlink:type="simple" xlink:href="http://labjack.com/support/software"><text:span text:style-name="T25">http://labjack.com/support/software</text:span></text:a></text:p></text:note-body></text:note><text:span text:style-name="T4"> de LabJack y la aplicación en un portátil Satellite-C660 con Windows 7, conectando las entradas/salidas selectivamente. Se validan los resultados de lectura a través de los canales analógicos por separado. Al comprobar la respuesta del motor a las variaciones manuales en la consigna del driver, se detecta que existe una latencia notable (de al menos un segundo).</text:span></text:p>
            <text:p text:style-name="P8"/>
            <text:p text:style-name="P5"><text:span text:style-name="T4">Se realizan varias pruebas de (auto)ajuste del controlador (Kp, Ki, Kd y Ts), obteniéndose resultados oscilantes prácticamente independientes de los parámetros. Se concluye que no es posible un control </text:span><text:soft-page-break/><text:span text:style-name="T4">causal, puesto que los retardos en el lazo de control compuesto por Windows 7 + tarjeta USB + driver impiden la ejecución en tiempo real</text:span><text:note text:id="ftn3" text:note-class="footnote"><text:note-citation>6</text:note-citation><text:note-body><text:p text:style-name="P4"><text:span text:style-name="T25"><text:s/></text:span><text:a xlink:type="simple" xlink:href="http://es.wikipedia.org/wiki/Tiempo_real"><text:span text:style-name="T25">http://es.wikipedia.org/wiki/Tiempo_real</text:span></text:a></text:p></text:note-body></text:note><text:span text:style-name="T4"> y la latencia de comunicación es muy superior al tiempo de computación. Aunque el carácter oscilante del sistema ante una entrada constante pudiera parecer adecuada para la aplicación buscada, es importante resaltar que se trata de una oscilación difícilmente controlable, por lo que se reduce la configurabilidad para obtener diferentes tipos de ola.</text:span></text:p>
            <text:p text:style-name="P8"/>
            <text:p text:style-name="P5"><text:span text:style-name="T4">Se confirman las conclusiones con el alumno que realizó la primera programación en el marco de un convenio de Cooperación Educativa y con personas entendidas en el diseño de sistemas de control. Se plantean varias soluciones de implementación para garantizar el cumplimiento de los requisitos establecidos por el cliente:</text:span></text:p>
            <text:p text:style-name="P8"/>
            <text:list xml:id="list7296887133539701497" text:style-name="LS9">
              <text:list-item>
                <text:p text:style-name="P19"><text:span text:style-name="T4">Mantener el lazo de control en un equipo con Windows 7</text:span></text:p>
                <text:list>
                  <text:list-item>
                    <text:p text:style-name="P19"><text:span text:style-name="T4">Control <text:tab/>predictivo. Existen técnicas avanzadas (y complejas) de control para regular sistemas con latencias largas y variables. Sin embargo, teniendo en cuenta la aplicación buscada, resulta excesivamente costoso su desarrollo analítico.</text:span></text:p>
                  </text:list-item>
                  <text:list-item>
                    <text:p text:style-name="P19"><text:span text:style-name="T4">Control <text:tab/>“pseudo-predictivo”. La tarjeta LabJack U3 está basada en un <text:tab/>microcontrolador. Aunque éste no es programable por completo, sí permite utilizar alguno de los contadores para generar pulsos en el rango de los ms. Mediante un estudio en profundidad de las librerías (en C o VIs de bajo nivel) y un análisis empírico exhaustivo, pueden compensarse parcialmente la variabilidad y longitud del retardo en el lazo.</text:span></text:p>
                  </text:list-item>
                </text:list>
              </text:list-item>
            </text:list>
            <text:p text:style-name="P8"/>
            <text:p text:style-name="P5"><text:span text:style-name="T4">El algoritmo a computar es realmente simple, por lo que su ejecución es trivial en comparación con cómo el sistema operativo ordena la prioridad de los procesos. En este sentido, los sistemas anteriores tienen una fuerte dependencia del equipo que se utilice, y pueden requerir un re-estudio prácticamente completo y/o el ajuste del propio sistema operativo para reducir conflictos. Su uso puede frustrar las posibilidades de personalización del tipo de ola, ya que se utilizan todos los recursos para rozar el límite de estabilidad del sistema y no queda mucho margen de mejora.</text:span></text:p>
            <text:p text:style-name="P8"/>
            <text:list xml:id="list8931325159539175994" text:style-name="LS10">
              <text:list-item>
                <text:p text:style-name="P20"><text:span text:style-name="T4">Implementar el lazo de control en un dispositivo que funcione en tiempo real, y utilizar un segundo dispositivo para tareas de usuario (configuración y monitorización). Tanto Labview Real-Time</text:span><text:note text:id="ftn4" text:note-class="footnote"><text:note-citation>7</text:note-citation><text:note-body><text:p text:style-name="P4"><text:span text:style-name="T25"><text:s/></text:span><text:a xlink:type="simple" xlink:href="http://www.ni.com/labview/realtime/esa/"><text:span text:style-name="T25">http://www.ni.com/labview/realtime/esa/</text:span></text:a></text:p></text:note-body></text:note><text:span text:style-name="T4"> de National-Instruments como Real-Time Windows Target</text:span><text:note text:id="ftn5" text:note-class="footnote"><text:note-citation>8</text:note-citation><text:note-body><text:p text:style-name="P4"><text:span text:style-name="T25"><text:s/></text:span><text:a xlink:type="simple" xlink:href="http://www.mathworks.es/products/rtwt/"><text:span text:style-name="T25">http://www.mathworks.es/products/rtwt/</text:span></text:a></text:p></text:note-body></text:note><text:span text:style-name="T4"> y xPC Target</text:span><text:note text:id="ftn6" text:note-class="footnote"><text:note-citation>9</text:note-citation><text:note-body><text:p text:style-name="P4"><text:span text:style-name="T25"><text:s/></text:span><text:a xlink:type="simple" xlink:href="http://www.mathworks.es/videos/introduction-to-xpc-target-87481.html"><text:span text:style-name="T25">http://www.mathworks.es/videos/introduction-to-xpc-target-87481.html</text:span></text:a></text:p></text:note-body></text:note><text:span text:style-name="T4"> de Mathworks son herramientas muy utilizadas para el prototipado rápido de sistemas de control en tiempo real. Permiten diseñar en un mismo entorno las funciones de control y las de monitorización/gestión, y después que se ejecuten en dispositivos separados sincronizados mediante Ethernet, RS-232, USB… Ofrecen la mayor flexibilidad y un tiempo de desarrollo rápido para un sistema robusto, aunque no óptimo. El dispositivo crítico, aquel que ejecuta el lazo de control, puede ser:</text:span></text:p>
                <text:list>
                  <text:list-item>
                    <text:p text:style-name="P20"><text:span text:style-name="T4">PC con un sistema operativo en tiempo real. Mayor coste (aunque puede reutilizarse un equipo viejo), mayor consumo, alta capacidad de computación y máxima capacidad de almacenamiento de datos.</text:span></text:p>
                  </text:list-item>
                  <text:list-item>
                    <text:p text:style-name="P20"><text:span text:style-name="T4">Microcontrolador. Menor coste, consumo muy reducido, capacidad de computación suficiente y almacenamiento suficiente.</text:span></text:p>
                  </text:list-item>
                  <text:list-item>
                    <text:p text:style-name="P20"><text:span text:style-name="T4">FPGA. Coste medio, mínimo consumo, alta capacidad de computación y </text:span><text:soft-page-break/><text:span text:style-name="T4">almacenamiento suficiente.</text:span></text:p>
                  </text:list-item>
                </text:list>
              </text:list-item>
            </text:list>
            <text:list xml:id="list7502162645554199155" text:style-name="LS11">
              <text:list-item>
                <text:p text:style-name="P21"><text:span text:style-name="T4">Implementar tanto el lazo de control como las tareas de configuración y monitorización en un único dispositivo que funcione en tiempo real y disponga de una pantalla y teclado -o pantalla táctil-, y un puerto USB o zócalo para tarjeta de memoria -lo que se denomina sistema embebido</text:span><text:note text:id="ftn7" text:note-class="footnote"><text:note-citation>10</text:note-citation><text:note-body><text:p text:style-name="P4"><text:span text:style-name="T25"><text:s/></text:span><text:a xlink:type="simple" xlink:href="http://en.wikipedia.org/wiki/Embedded_system"><text:span text:style-name="T25">http://en.wikipedia.org/wiki/Embedded_system</text:span></text:a></text:p></text:note-body></text:note><text:span text:style-name="T4">-.</text:span></text:p>
                <text:list>
                  <text:list-item>
                    <text:p text:style-name="P21"><text:span text:style-name="T4">Microcontrolador. Menor coste, consumo reducido, capacidad de computación justa y almacenamiento suficiente. Tiempo de desarrollo rápido aunque con flexibilidad limitada.</text:span></text:p>
                  </text:list-item>
                  <text:list-item>
                    <text:p text:style-name="P21"><text:span text:style-name="T4">FPGA con Microcontrolador empotrado (SoC). Coste medio, mínimo consumo, alta capacidad de computación, almacenamiento suficiente. Máxima flexibilidad, aunque es necesario un perfil específico para un tiempo de desarrollo contenido.</text:span></text:p>
                  </text:list-item>
                </text:list>
              </text:list-item>
            </text:list>
            <text:p text:style-name="P8"/>
            <text:p text:style-name="P5"><text:span text:style-name="T4">Tras valorar las opciones, se implementa un prototipo funcional en una Arduino Diecimila</text:span><text:note text:id="ftn8" text:note-class="footnote"><text:note-citation>11</text:note-citation><text:note-body><text:p text:style-name="P4"><text:span text:style-name="T25"><text:s/></text:span><text:a xlink:type="simple" xlink:href="http://arduino.cc/es/Main/ArduinoBoardDiecimila"><text:span text:style-name="T25">http://arduino.cc/es/Main/ArduinoBoardDiecimila</text:span></text:a></text:p></text:note-body></text:note><text:span text:style-name="T4"> -cuyo núcleo es un microcontrolador Atmega168</text:span><text:note text:id="ftn9" text:note-class="footnote"><text:note-citation>12</text:note-citation><text:note-body><text:p text:style-name="P4"><text:span text:style-name="T25"><text:s/></text:span><text:a xlink:type="simple" xlink:href="http://www.atmel.com/devices/atmega168.aspx"><text:span text:style-name="T25">http://www.atmel.com/devices/atmega168.aspx</text:span></text:a></text:p></text:note-body></text:note><text:span text:style-name="T4"> de Atmel-. Las características de esta placa no se diferencian mucho de las del LabJack U3. Sin embargo, el éxito del proyecto Arduino </text:span><text:note text:id="ftn10" text:note-class="footnote"><text:note-citation>13</text:note-citation><text:note-body><text:p text:style-name="P4"><text:span text:style-name="T25"><text:s/></text:span><text:a xlink:type="simple" xlink:href="http://www.economist.com/node/21540392"><text:span text:style-name="T25">http://www.economist.com/node/21540392</text:span></text:a></text:p></text:note-body></text:note><text:note text:id="ftn11" text:note-class="footnote"><text:note-citation>14</text:note-citation><text:note-body><text:p text:style-name="P4"><text:span text:style-name="T25"><text:s/></text:span><text:a xlink:type="simple" xlink:href="http://www.forbes.com/sites/tjmccue/2012/12/18/how-to-program-arduino-the-easy-way-with-arno-kit/"><text:span text:style-name="T25">http://www.forbes.com/sites/tjmccue/2012/12/18/how-to-program-arduino-the-easy-way-with-arno-kit/</text:span></text:a></text:p></text:note-body></text:note><text:span text:style-name="T4">, con más de 11 millones de resultados de búsqueda en Google, y la defensa del Software Libre</text:span><text:note text:id="ftn12" text:note-class="footnote"><text:note-citation>15</text:note-citation><text:note-body><text:p text:style-name="P4"><text:span text:style-name="T25"><text:s/></text:span><text:a xlink:type="simple" xlink:href="http://es.wikipedia.org/wiki/Software_libre"><text:span text:style-name="T25">http://es.wikipedia.org/wiki/Software_libre</text:span></text:a></text:p></text:note-body></text:note><text:span text:style-name="T4"> y el Hardware Libre</text:span><text:note text:id="ftn13" text:note-class="footnote"><text:note-citation>16</text:note-citation><text:note-body><text:p text:style-name="P4"><text:span text:style-name="T25"><text:s/></text:span><text:a xlink:type="simple" xlink:href="http://es.wikipedia.org/wiki/Hardware_libre"><text:span text:style-name="T25">http://es.wikipedia.org/wiki/Hardware_libre</text:span></text:a></text:p></text:note-body></text:note><text:span text:style-name="T4">, resultan muy adecuados para el contexto educativo de este proyecto. Además, la diferencia de precio es muy significativa, siendo el de Arduino de 10-25€ a pocos metros de la Escuela</text:span><text:note text:id="ftn14" text:note-class="footnote"><text:note-citation>17</text:note-citation><text:note-body><text:p text:style-name="P4"><text:span text:style-name="T25"><text:s/></text:span><text:a xlink:type="simple" xlink:href="http://www.modpc.com/articulo/W09B/arduino-compatible-placa-programable-atmega328p-pu"><text:span text:style-name="T25">http://www.modpc.com/articulo/W09B/arduino-compatible-placa-programable-atmega328p-pu</text:span></text:a></text:p></text:note-body></text:note><text:note text:id="ftn15" text:note-class="footnote"><text:note-citation>18</text:note-citation><text:note-body><text:p text:style-name="P4"><text:span text:style-name="T25"><text:s/></text:span><text:a xlink:type="simple" xlink:href="http://www.modpc.com/articulo/V0CH/arduino-usb-nano-v3.0-avr-atmega328-p-20au"><text:span text:style-name="T25">http://www.modpc.com/articulo/V0CH/arduino-usb-nano-v3.0-avr-atmega328-p-20au</text:span></text:a></text:p></text:note-body></text:note><text:span text:style-name="T4">, frente a los aproximadamente 90€ del LabJack</text:span><text:note text:id="ftn16" text:note-class="footnote"><text:note-citation>19</text:note-citation><text:note-body><text:p text:style-name="P4"><text:span text:style-name="T25"><text:s/></text:span><text:a xlink:type="simple" xlink:href="http://dikoin.com/fab/labjack/u3/"><text:span text:style-name="T25">http://dikoin.com/fab/labjack/u3/</text:span></text:a></text:p></text:note-body></text:note><text:span text:style-name="T4">. Adicionalmente, al ser una plataforma abierta, para reducir costes de producción puede diseñarse una placa a partir del modelo de referencia, y en cualquier caso la flexibilidad de programación es mucho mayor.</text:span></text:p>
            <text:p text:style-name="P8"/>
            <text:p text:style-name="P5"><text:span text:style-name="T4">Para reducir el desarrollo del prototipo a dos días y validar en una semana que un microcontrolador es suficiente para un control robusto, en mayo de 2014 el controlador se escribe en un sketch de Arduino</text:span><text:note text:id="ftn17" text:note-class="footnote"><text:note-citation>20</text:note-citation><text:note-body><text:p text:style-name="P4"><text:span text:style-name="T25"><text:s/></text:span><text:a xlink:type="simple" xlink:href="http://arduino.cc/es/Tutorial/Sketch"><text:span text:style-name="T25">http://arduino.cc/es/Tutorial/Sketch</text:span></text:a></text:p></text:note-body></text:note><text:span text:style-name="T4">. Se utiliza la librería Timer1</text:span><text:note text:id="ftn18" text:note-class="footnote"><text:note-citation>21</text:note-citation><text:note-body><text:p text:style-name="P4"><text:span text:style-name="T25"><text:s/></text:span><text:a xlink:type="simple" xlink:href="http://playground.arduino.cc/Code/Timer1"><text:span text:style-name="T25">http://playground.arduino.cc/Code/Timer1</text:span></text:a></text:p></text:note-body></text:note><text:span text:style-name="T4"> para garantizar el periodo de ejecución del lazo de control y se modifica la librería PID</text:span><text:note text:id="ftn19" text:note-class="footnote"><text:note-citation>22</text:note-citation><text:note-body><text:p text:style-name="P4"><text:span text:style-name="T25"><text:s/></text:span><text:a xlink:type="simple" xlink:href="http://playground.arduino.cc/Code/PIDLibrary"><text:span text:style-name="T25">http://playground.arduino.cc/Code/PIDLibrary</text:span></text:a></text:p></text:note-body></text:note><text:span text:style-name="T4"> para optimizar el peso del programa. También se describen trayectorias básicas: senoidales, triangulares y cuadradas, de amplitud y frecuencia fijas. Se escribe una comunicación serie-USB básica para arrancar el sistema -r-, pararlo -s-, cambiar el tipo de trayectoria -m0, m1 o m2, respectivamente-, y cambiar los parámetros del PID -p00.00, i00.00 y d00.00-. Al mismo tiempo, en cada iteración la placa devuelve el valor de consigna, posición y salida. El tiempo de muestreo se establece en 10ms. El sketch funcional puede consultarse en “sketch_tanqueolas.ino”.</text:span></text:p>
            <text:p text:style-name="P8"/>
            <text:p text:style-name="P5"><text:span text:style-name="T4">Se realiza el montaje indicado en “tanqueolas_bb.pdf” y “tanqueolas_esquema.pdf”</text:span><text:note text:id="ftn20" text:note-class="footnote"><text:note-citation>23</text:note-citation><text:note-body><text:p text:style-name="P4"><text:span text:style-name="T25"><text:s/>Los valores indicados por las resistencias de la parte superior no se corresponden con los utilizados en el montaje.</text:span></text:p></text:note-body></text:note><text:span text:style-name="T4">. Cabe indicar </text:span><text:soft-page-break/><text:span text:style-name="T4">que el conector de cinco contactos representa los puntos de lectura para un osciloscopio, o para utilizar la Labjack U3 en paralelo para verificación. Sin embargo, como se indicará más adelante, la conexión de ésta provoca variaciones en las lecturas y finalmente sólo se lee de forma analógica la señal de posición del motor. En el script “graph_matlab.m” puede verse un ejemplo de cómo leer y graficar los datos devueltos por el puerto USB mapeado como COM.</text:span></text:p>
            <text:p text:style-name="P8"/>
            <text:p text:style-name="P5"><text:span text:style-name="T4">Se valida el prototipo comprobando que el motor responde causalmente a diferentes trayectorias y ajustes del controlador. Se comprueba que mediante los parámetros del controlador puede llevarse a la planta desde un movimiento lento y controlado hasta a oscilaciones en el límite de la estabilidad.</text:span></text:p>
            <text:p text:style-name="P8"/>
            <text:p text:style-name="P5"><text:span text:style-name="T4">A continuación se exponen consideraciones con respecto al hardware que podrían acelerar el tiempo de desarrollo y mejorar la robustez del sistema:</text:span></text:p>
            <text:p text:style-name="P8"/>
            <text:list xml:id="list7420784800870281077" text:style-name="LS12">
              <text:list-item>
                <text:p text:style-name="P22"><text:span text:style-name="T4">El recorrido de la pala en el tanque es muy reducido en relación a las dimensiones de la misma y del motor. Debido al diseño de la transmisión, para lograr un movimiento oscilante el motor debe girar en ambos sentidos alternativamente y con periodos relativamente cortos. Por este hecho, desde el punto de vista del control, se observan dos aspectos críticos:</text:span></text:p>
                <text:list>
                  <text:list-item>
                    <text:p text:style-name="P22"><text:span text:style-name="T4">La unión entre el eje del motor y el tornillo que convierte en lineal el movimiento rotario sufre fuertes fatigas en cada cambio de sentido, mayores cuanto mayor sea la frecuencia, o más aceleración se requiera. Este hecho provoca desgaste y con el tiempo se producen holguras. Éstas se traducen en retardos variables en la respuesta del sistema y debe considerase su impacto.</text:span></text:p>
                  </text:list-item>
                  <text:list-item>
                    <text:p text:style-name="P22"><text:span text:style-name="T4">Aún sin conocer la topología del driver de potencia, debe variarse el sentido de circulación de la corriente por el devanado del motor para modificar el sentido de giro. Esto provoca corrientes encontradas y pérdidas. Parte de la energía se traduce en frenado, y otra parte puede aprovecharse mediante sistemas de recuperación. Cualquiera de estas soluciones implica un retardo en el cambio de sentido de giro. No puede ser tan rápido como lo es un cambio de velocidad. Con mayor o menor retardo, implica esperar a frenar el motor e iniciar el giro en el sentido contrario, debiendo tener en consideración la inercia del agua al calcular el par de arranque.</text:span></text:p>
                  </text:list-item>
                </text:list>
              </text:list-item>
            </text:list>
            <text:p text:style-name="P9"><text:span text:style-name="T4">Por lo anterior, sin profundizar en la complejidad mecánica, puede mejorarse la robustez y durabilidad del sistema modificando la transmisión para que el movimiento rotatorio del eje del motor se traduzca en movimiento oscilatorio y no lineal. El control de posición (típicamente bipolar) se traduce en control de velocidad (típicamente unipolar), y se reducen los retardos introducidos por el arranque/cambio de sentido. Una relación de engranajes adecuada puede redundar en un máximo aprovechamiento del régimen óptimo de trabajo del motor.</text:span></text:p>
            <text:p text:style-name="P8"/>
            <text:list xml:id="list6176827004570259737" text:style-name="LS13">
              <text:list-item>
                <text:p text:style-name="P23"><text:span text:style-name="T4">Independientemente de las consideraciones anteriores, para definir adecuadamente los parámetros del controlador (Kp, Ki, Kd,y Ts), es necesario obtener un modelo del sistema</text:span><text:note text:id="ftn21" text:note-class="footnote"><text:note-citation>24</text:note-citation><text:note-body><text:p text:style-name="P4"><text:span text:style-name="T25"><text:s/></text:span><text:a xlink:type="simple" xlink:href="http://sourceforge.net/projects/ohkis/files/anie/doc/Karrera%20Amaierako%20Proiektua.pdf/download"><text:span text:style-name="T25">http://sourceforge.net/projects/ohkis/files/anie/doc/Karrera%20Amaierako%20Proiektua.pdf/download</text:span></text:a></text:p></text:note-body></text:note><text:span text:style-name="T4">:</text:span></text:p>
                <text:list>
                  <text:list-item>
                    <text:p text:style-name="P23"><text:span text:style-name="T4">Numérico: cuantificación, resolución, rangos...</text:span></text:p>
                  </text:list-item>
                  <text:list-item>
                    <text:p text:style-name="P23"><text:span text:style-name="T4">Ancho de banda en lazo abierto y cerrado</text:span></text:p>
                  </text:list-item>
                  <text:list-item>
                    <text:p text:style-name="P23"><text:span text:style-name="T4">Latencias y retardos: filtros, driver, adquisición, computación…</text:span></text:p>
                  </text:list-item>
                </text:list>
              </text:list-item>
            </text:list>
            <text:p text:style-name="P9"><text:span text:style-name="T4">Pueden utilizarse técnicas de autotuning para facilitar el ajuste. O autotuning online (adaptive) para mejorar la respuesta ante el efecto del agua.</text:span></text:p>
            <text:p text:style-name="P9"><text:span text:style-name="T4">Teniendo en cuenta las características del sistema, es importante evitar sobreamortiguaciones antes cambios en la referencia. Como se ha explicado antes, los cambios de sentido introducen retardos por la necesidad de parar y volver a arrancar el motor. Las </text:span><text:soft-page-break/><text:span text:style-name="T4">configuraciones sobreamortiguadas pueden provocar avances intermitentes del motor y grandes consumos.</text:span></text:p>
            <text:p text:style-name="P9"><text:span text:style-name="T4">Por otro lado, si la consigna requiere un cambio rápido, a veces el driver no es capaz de dar potencia suficiente y se bloquea, siendo necesario reiniciar el sistema.</text:span></text:p>
            <text:p text:style-name="P8"/>
            <text:list xml:id="list45" text:style-name="LS13">
              <text:list-item>
                <text:p text:style-name="P23"><text:span text:style-name="T4">Los filtros y adaptadores pasivos utilizados entre los sensores y el controlador pueden perder fiabilidad si se conectan dispositivos de lectura (osciloscopios, voltimetros…). Dado el carácter didáctico del proyecto, puede ser interesante diseñar filtros y adaptadores activos (típicamente con amplificadores operacionales, utilizando topologías clásicas como Sallent-Key</text:span><text:note text:id="ftn22" text:note-class="footnote"><text:note-citation>25</text:note-citation><text:note-body><text:p text:style-name="P4"><text:span text:style-name="T25"><text:s/></text:span><text:a xlink:type="simple" xlink:href="http://es.wikipedia.org/wiki/Filtro_de_Sallen-Key"><text:span text:style-name="T25">http://es.wikipedia.org/wiki/Filtro_de_Sallen-Key</text:span></text:a></text:p></text:note-body></text:note><text:span text:style-name="T4">). Al mismo tiempo, se puede considerar ajustar el rango de las señales a </text:span><text:span text:style-name="T16">0 – 3,3V</text:span><text:span text:style-name="T4"> o </text:span><text:span text:style-name="T16">5V, </text:span><text:span text:style-name="T4">dependiendo de la placa que se utilice. Valorar la necesidad de una DAC integrada para las oscilaciones más rápidas o si es suficiente con PWM+filtro.</text:span></text:p>
              </text:list-item>
            </text:list>
            <text:p text:style-name="P8"/>
            <text:list xml:id="list2032894740747732675" text:style-name="LS14">
              <text:list-item>
                <text:p text:style-name="P24"><text:span text:style-name="T4">A la hora de llenar el tanque de agua, es importante tener en cuenta el rango de lectura de los sensores de altura para evitar saturaciones y, por tanto, lecturas incompletas.</text:span></text:p>
              </text:list-item>
            </text:list>
            <text:p text:style-name="P8"/>
            <text:p text:style-name="P5"><text:span text:style-name="T4">Se plantea la posibilidad de extraer varios TFG y pequeños proyectos de experimentación:</text:span></text:p>
            <text:p text:style-name="P8"/>
            <text:list xml:id="list4837886254566104890" text:style-name="LS15">
              <text:list-item>
                <text:p text:style-name="P25"><text:span text:style-name="T4">I. Electrónica y/o Informática</text:span></text:p>
                <text:list>
                  <text:list-item>
                    <text:p text:style-name="P25"><text:span text:style-name="T4">Valorar si Arduino es la plataforma adecuada para el producto final, si es más adecuado el uso de otro microcontrolador (PIC, por ejemplo), o se prefiere optar por un SoC en FPGA.</text:span></text:p>
                  </text:list-item>
                  <text:list-item>
                    <text:p text:style-name="P25"><text:span text:style-name="T4">Desarrollar la programación del prototipo para optimizar el código y omitir librerías innecesarias, obteniendo como resultado un diseño a bajo nivel (en C, casi ensamblador) con temporizaciones medidas.</text:span></text:p>
                  </text:list-item>
                  <text:list-item>
                    <text:p text:style-name="P25"><text:span text:style-name="T4">Desarrollar la comunicación serie y diseñar una GUI para la interacción del usuario.</text:span></text:p>
                  </text:list-item>
                  <text:list-item>
                    <text:p text:style-name="P25"><text:span text:style-name="T4">Implementar la posibilidad de guardar y cargar configuraciones predefinidas para poder reproducir experimentos.</text:span></text:p>
                  </text:list-item>
                </text:list>
              </text:list-item>
              <text:list-item>
                <text:p text:style-name="P25"><text:span text:style-name="T4">II. Electrónica</text:span></text:p>
                <text:list>
                  <text:list-item>
                    <text:p text:style-name="P25"><text:span text:style-name="T4">Estudiar los filtros y adaptadores para mejorar sus características, y diseñar una shield con componentes SMD de tamaño similar a la Arduino Nano, para adaptarla a ésta o a cualquier placa de tamaño similar que se utilice. O diseñar una placa basada en Arduino que integre los filtros y adaptadores.</text:span></text:p>
                  </text:list-item>
                  <text:list-item>
                    <text:p text:style-name="P25"><text:span text:style-name="T4">Fabricar la placa diseñada.</text:span></text:p>
                  </text:list-item>
                </text:list>
              </text:list-item>
              <text:list-item>
                <text:p text:style-name="P25"><text:span text:style-name="T4">III. Regulación y control</text:span></text:p>
                <text:list>
                  <text:list-item>
                    <text:p text:style-name="P25"><text:span text:style-name="T4">Estudiar el sistema y obtener un modelo aproximado (incluyendo todos los elementos del lazo de control) para ajustar el tiempo de muestreo y los parámetros del PID.</text:span></text:p>
                  </text:list-item>
                  <text:list-item>
                    <text:p text:style-name="P25"><text:span text:style-name="T4">Estudiar algoritmos de control que mejoren el rendimiento del PID.</text:span></text:p>
                  </text:list-item>
                </text:list>
              </text:list-item>
              <text:list-item>
                <text:p text:style-name="P25"><text:span text:style-name="T4">IV. Mecánica y Electrónica</text:span></text:p>
                <text:list>
                  <text:list-item>
                    <text:p text:style-name="P25"><text:span text:style-name="T4">Estudiar el régimen de funcionamiento del motor y obtener un modelo.</text:span></text:p>
                  </text:list-item>
                  <text:list-item>
                    <text:p text:style-name="P25"><text:span text:style-name="T4">Diseñar un sistema de transmisión que permita el funcionamiento del motor en un solo sentido de giro, es decir, que convierta el movimiento rotatorio en oscilaciones lineales.</text:span></text:p>
                  </text:list-item>
                  <text:list-item>
                    <text:p text:style-name="P25"><text:span text:style-name="T4">Modificar las consignas/trayectorias y los ajustes del PID para implementar un control de velocidad y no de posición.</text:span></text:p>
                  </text:list-item>
                </text:list>
              </text:list-item>
            </text:list>
          </table:table-cell>
        </table:table-row>
      </table:table>
      <text:p text:style-name="P1"/>
      <table:table table:name="Tabla5" table:style-name="Tabla5">
        <table:table-column table:style-name="Tabla5.A"/>
        <text:soft-page-break/>
        <table:table-row>
          <table:table-cell table:style-name="Tabla5.A1" office:value-type="string">
            <text:p text:style-name="P5"><text:span text:style-name="T2">OBJETIVO GENERAL </text:span><text:span text:style-name="T3">(máx. 5 líneas)</text:span></text:p>
          </table:table-cell>
        </table:table-row>
        <table:table-row>
          <table:table-cell table:style-name="Tabla5.A1" office:value-type="string">
            <text:p text:style-name="P27"><text:span text:style-name="T17">Tener una mayor perspectiva de cómo aprovechar la energía de las olas, centrando el estudio en el modelo de columna de agua oscilante. </text:span><text:span text:style-name="T18">Adquirir soltura con el programa de simulación computacional Star CCM+ y su alternativa en software libre OpenFOAM realizando las pruebas y cambios adecuados dando con las soluciones que comparadas con el experimento del laboratorio convergen debidamente. </text:span></text:p>
          </table:table-cell>
        </table:table-row>
      </table:table>
      <text:p text:style-name="P1"/>
      <table:table table:name="Tabla6" table:style-name="Tabla6">
        <table:table-column table:style-name="Tabla6.A"/>
        <table:table-row>
          <table:table-cell table:style-name="Tabla6.A1" office:value-type="string">
            <text:p text:style-name="P5"><text:span text:style-name="T2">OBJETIVOS ESPECÍFICOS</text:span></text:p>
          </table:table-cell>
        </table:table-row>
        <table:table-row>
          <table:table-cell table:style-name="Tabla6.A1" office:value-type="string">
            <text:p text:style-name="P26"><text:span text:style-name="T11">Con</text:span><text:span text:style-name="T8"> el tanque </text:span><text:span text:style-name="T11">a punto</text:span><text:span text:style-name="T8"> para la simulación de olas,</text:span><text:span text:style-name="T11"> </text:span><text:span text:style-name="T12">se desea dar la </text:span><text:span text:style-name="T11">po</text:span><text:span text:style-name="T12">sibilidad de</text:span><text:span text:style-name="T8"> </text:span><text:span text:style-name="T9">ensayar</text:span><text:span text:style-name="T8"> el funcionamiento de</text:span><text:span text:style-name="T10"> </text:span><text:span text:style-name="T12">un</text:span><text:span text:style-name="T8"> capta</text:span><text:span text:style-name="T10">dor</text:span><text:span text:style-name="T8"> OWC. </text:span><text:span text:style-name="T11">Analizar las condiciones </text:span><text:span text:style-name="T7">especificadas en los contornos del dominio, </text:span><text:span text:style-name="T12">para</text:span><text:span text:style-name="T7"> resolver </text:span><text:span text:style-name="T12">de manera computacional</text:span><text:span text:style-name="T7"> las ecuaciones de l</text:span><text:span text:style-name="T12">os</text:span><text:span text:style-name="T7"> fluido</text:span><text:span text:style-name="T12">s</text:span><text:span text:style-name="T7"> en la región.</text:span><text:span text:style-name="T9"> </text:span><text:span text:style-name="T13">Además, la concreción de los pasos del cálculo por ordenador conlleva adquirir gran destreza, haciendo que l</text:span><text:span text:style-name="T9">a solución </text:span><text:span text:style-name="T13">se aproxime a lo experimentado </text:span><text:span text:style-name="T9">a escala.</text:span><text:span text:style-name="T7"> </text:span></text:p>
          </table:table-cell>
        </table:table-row>
      </table:table>
      <text:p text:style-name="P1"/>
      <table:table table:name="Tabla7" table:style-name="Tabla7">
        <table:table-column table:style-name="Tabla7.A"/>
        <table:table-row>
          <table:table-cell table:style-name="Tabla7.A1" office:value-type="string">
            <text:p text:style-name="P5"><text:span text:style-name="T2">RESULTADOS ESPERADOS</text:span></text:p>
          </table:table-cell>
        </table:table-row>
        <table:table-row>
          <table:table-cell table:style-name="Tabla7.A1" office:value-type="string">
            <text:p text:style-name="P32"><text:span text:style-name="T21">Son los medios necesarios para que se cumpla el objetivo específico. Se trata de metas concretas relacionadas con cada objetivo específico y que deben alcanzarse para que, al finalizar el proyecto, se cumplan los objetivos específicos marcados.</text:span></text:p>
          </table:table-cell>
        </table:table-row>
      </table:table>
      <text:p text:style-name="P1"/>
      <table:table table:name="Tabla8" table:style-name="Tabla8">
        <table:table-column table:style-name="Tabla8.A"/>
        <table:table-row>
          <table:table-cell table:style-name="Tabla8.A1" office:value-type="string">
            <text:p text:style-name="P5"><text:span text:style-name="T2">RELACIÓN DE ACTIVIDADES PREVISTAS</text:span></text:p>
          </table:table-cell>
        </table:table-row>
        <table:table-row>
          <table:table-cell table:style-name="Tabla8.A1" office:value-type="string">
            <text:p text:style-name="P34"><text:span text:style-name="T21">Las actividades son las acciones concretas que deben llevarse a cabo a lo largo del proyecto para que se consigan los resultados.</text:span></text:p>
            <text:p text:style-name="P30"/>
            <text:p text:style-name="P34"><text:span text:style-name="T21">De este modo, cada uno de los resultados previstos en el proyecto debe tener asociadas una serie de actividades concretas (acciones) que es preciso poner en marcha para que se cumpla cada resultado.</text:span></text:p>
          </table:table-cell>
        </table:table-row>
      </table:table>
      <text:p text:style-name="P1"/>
      <table:table table:name="Tabla9" table:style-name="Tabla9">
        <table:table-column table:style-name="Tabla9.A"/>
        <table:table-row>
          <table:table-cell table:style-name="Tabla9.A1" office:value-type="string">
            <text:p text:style-name="P11">CRONOGRAMA</text:p>
          </table:table-cell>
        </table:table-row>
        <table:table-row>
          <table:table-cell table:style-name="Tabla9.A1" office:value-type="string">
            <text:p text:style-name="P32"><text:span text:style-name="T21">Es un diagrama que muestra las actividades previstas indicando la duración y dependencia temporal entre ellas. Se debe revisar y actualizar frecuentemente para incorporar los cambios y garantizar una correcta ejecución del proyecto.</text:span></text:p>
            <text:p text:style-name="P29"/>
            <text:p text:style-name="P7"><text:a xlink:type="simple" xlink:href="http://www.ganttproject.biz/">www</text:a><text:a xlink:type="simple" xlink:href="http://www.ganttproject.biz/">.</text:a><text:a xlink:type="simple" xlink:href="http://www.ganttproject.biz/">ganttproject</text:a><text:a xlink:type="simple" xlink:href="http://www.ganttproject.biz/">.</text:a><text:a xlink:type="simple" xlink:href="http://www.ganttproject.biz/">biz</text:a></text:p>
          </table:table-cell>
        </table:table-row>
      </table:table>
      <text:p text:style-name="P1"/>
      <table:table table:name="Tabla10" table:style-name="Tabla10">
        <table:table-column table:style-name="Tabla10.A"/>
        <table:table-row>
          <table:table-cell table:style-name="Tabla10.A1" office:value-type="string">
            <text:p text:style-name="P5"><text:span text:style-name="T2">RECURSOS NECESARIOS</text:span></text:p>
          </table:table-cell>
        </table:table-row>
        <table:table-row>
          <table:table-cell table:style-name="Tabla10.A1" office:value-type="string">
            <text:p text:style-name="P32"><text:span text:style-name="T21">Si es necesario contar con recursos económicos, materiales, de infraestructura o de otro tipo para el desarrollo del proyecto, se hará un estimación de necesidades indicando con cuales de ellas se cuenta y cuales serían objeto de búsqueda de financiación o apoyo externo.</text:span></text:p>
            <text:p text:style-name="P29"/>
            <text:p text:style-name="P32"><text:span text:style-name="T21">Para facilitar la gestión, se deberán exponer por bloques y se indicarán con un símbolo de exclamación “!” al inicio las que sean objeto de búsqueda.:</text:span></text:p>
            <text:p text:style-name="P29"><text:soft-page-break/></text:p>
            <text:list xml:id="list1640145823914725813" text:style-name="LS16">
              <text:list-item>
                <text:p text:style-name="P33"><text:span text:style-name="T21">Recursos de que dispone el GEA</text:span></text:p>
              </text:list-item>
              <text:list-item>
                <text:p text:style-name="P33"><text:span text:style-name="T21">Recursos disponibles en la Escuela (Consejo de Estudiantes, Departamentos, Dirección…)</text:span></text:p>
              </text:list-item>
              <text:list-item>
                <text:p text:style-name="P33"><text:span text:style-name="T21">Material a adquirir</text:span></text:p>
              </text:list-item>
              <text:list-item>
                <text:p text:style-name="P33"><text:span text:style-name="T21">Gastos por desplazamiento de ponentes</text:span></text:p>
              </text:list-item>
            </text:list>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Ubuntu" svg:font-family="Ubuntu"/>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3pt" fo:font-weight="normal" style:font-name-asian="Trebuchet MS" style:font-family-asian="'Trebuchet MS'" style:font-size-asian="13pt" style:font-weight-asian="normal" style:font-name-complex="Trebuchet MS" style:font-family-complex="'Trebuchet MS'" style:font-size-complex="13pt" style:font-weight-complex="normal"/>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2pt" fo:font-weight="normal" style:font-name-asian="Trebuchet MS" style:font-family-asian="'Trebuchet MS'" style:font-size-asian="12pt" style:font-weight-asian="normal" style:font-name-complex="Trebuchet MS" style:font-family-complex="'Trebuchet MS'" style:font-size-complex="12pt" style:font-weight-complex="normal"/>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000000" style:font-name="Trebuchet MS" fo:font-family="'Trebuchet MS'" fo:font-size="13pt" fo:font-style="normal" style:font-name-asian="Trebuchet MS" style:font-family-asian="'Trebuchet MS'" style:font-size-asian="13pt" style:font-style-asian="normal" style:font-name-complex="Trebuchet MS" style:font-family-complex="'Trebuchet MS'" style:font-size-complex="13pt" style:font-style-complex="normal"/>
    </style:style>
    <style:style style:name="Footnote_20_text" style:display-name="Footnote text" style:family="paragraph" style:parent-style-name="Standard">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
    <meta:initial-creator/>
    <dc:creator>Leire </dc:creator>
    <meta:editing-cycles>8</meta:editing-cycles>
    <dc:date>2014-12-09T22:59:41.300987886</dc:date>
    <meta:editing-duration>P2DT7H19M46S</meta:editing-duration>
    <meta:document-statistic meta:table-count="10" meta:image-count="0" meta:object-count="0" meta:page-count="9" meta:paragraph-count="141" meta:word-count="3554" meta:character-count="23651" meta:non-whitespace-character-count="20244"/>
  </office:meta>
</office:document-meta>
</file>